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language="en" fo:country="US"/>
    </style:style>
    <style:style style:name="P2" style:family="paragraph" style:parent-style-name="Listenabsatz" style:list-style-name="L1">
      <style:text-properties fo:language="en" fo:country="US" officeooo:rsid="000ff126" officeooo:paragraph-rsid="000ff126"/>
    </style:style>
    <style:style style:name="P3" style:family="paragraph" style:parent-style-name="Listenabsatz" style:list-style-name="L1">
      <style:text-properties fo:language="en" fo:country="US" officeooo:rsid="000ff126" officeooo:paragraph-rsid="001572df"/>
    </style:style>
    <style:style style:name="P4" style:family="paragraph" style:parent-style-name="Listenabsatz" style:list-style-name="L1">
      <style:text-properties fo:language="en" fo:country="US" officeooo:rsid="0013a4e3" officeooo:paragraph-rsid="0013a4e3"/>
    </style:style>
    <style:style style:name="P5" style:family="paragraph" style:parent-style-name="Listenabsatz" style:list-style-name="L1">
      <style:text-properties fo:language="en" fo:country="US" officeooo:rsid="001572df" officeooo:paragraph-rsid="001572df"/>
    </style:style>
    <style:style style:name="P6" style:family="paragraph" style:parent-style-name="Standard" style:master-page-name="MP0">
      <style:paragraph-properties style:page-number="auto" fo:break-before="page"/>
      <style:text-properties fo:language="en" fo:country="US"/>
    </style:style>
    <style:style style:name="T1" style:family="text">
      <style:text-properties officeooo:rsid="001572df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unktionalitäten Organicer</text:p>
      <text:list xml:id="list2496810750" text:style-name="L1">
        <text:list-item>
          <text:p text:style-name="P2">Einloggen mit Facebook oder Google, verknüpfung von WebUntisKonto 1.1.18</text:p>
        </text:list-item>
        <text:list-item>
          <text:p text:style-name="P3">Redakteursystem: Man kann Termine erstellen(15.1.18) und die anderen müssen es bestätigen(30.1.18). Nicht bestätigte Termine(Events) werden dennoch angezeigt, aber sind grau und daneben ein Totenkopf oder ähnliches (15.2.18)</text:p>
        </text:list-item>
        <text:list-item>
          <text:p text:style-name="P4">Push Notification für Supplierung(wichtig) <text:span text:style-name="T1">(28.2.18)</text:span>, Schularbeiten und eventuell auch Hausübungen<text:span text:style-name="T1">(30.3.18)</text:span></text:p>
        </text:list-item>
        <text:list-item>
          <text:p text:style-name="P5">Chat(20.4.18)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A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A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language="de" fo:country="DE"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Absatz-Standardschriftar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40m0$Build-2</meta:generator>
    <dc:title/>
    <dc:description/>
    <dc:subject/>
    <meta:initial-creator>Eric Buchinger</meta:initial-creator>
    <meta:creation-date>2017-09-21T11:28:00Z</meta:creation-date>
    <dc:date>2018-01-12T09:43:55.498548685</dc:date>
    <meta:editing-cycles>9</meta:editing-cycles>
    <meta:editing-duration>PT13M43S</meta:editing-duration>
    <meta:document-statistic meta:table-count="0" meta:image-count="0" meta:object-count="0" meta:page-count="1" meta:paragraph-count="5" meta:word-count="53" meta:character-count="446" meta:non-whitespace-character-count="402"/>
    <meta:template xlink:type="simple" xlink:actuate="onRequest" xlink:title="" xlink:href="Normal.dotm"/>
  </office:meta>
</office:document-meta>
</file>